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9.4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4cm" fo:min-width="4.52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1cm" fo:min-width="3.8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5cm" fo:min-width="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15cm" fo:min-width="5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3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448cm" fo:min-width="8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42cm" fo:min-width="4.16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4.8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2.9cm" svg:height="1.673cm" svg:x="25.1cm" svg:y="0.6cm">
          <draw:text-box>
            <text:p text:style-name="P1"/>
            <text:p text:style-name="P1"/>
          </draw:text-box>
        </draw:frame>
        <draw:custom-shape draw:style-name="gr2" draw:text-style-name="P3" xml:id="id4" draw:id="id4" draw:layer="layout" svg:width="9.91cm" svg:height="2.2cm" draw:transform="skewX (0.447153354360947) translate (5.655cm 11.2cm)">
          <text:p text:style-name="P1">Pobierz liczbę od użytkownika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7.1cm" svg:height="3.4cm" svg:x="1.7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8.7cm" svg:height="6.7cm" svg:x="4.8cm" svg:y="15cm">
          <text:p text:style-name="P1">Suma &lt;=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6" draw:id="id6" draw:layer="layout" svg:width="9.5cm" svg:height="2.3cm" svg:x="0.5cm" svg:y="6.4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6.3cm" svg:height="3.4cm" svg:x="14cm" svg:y="20.2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7" draw:text-style-name="P5" xml:id="id2" draw:id="id2" draw:layer="layout" svg:x1="13.5cm" svg:y1="18.35cm" svg:x2="13.5cm" svg:y2="18.35cm" draw:start-shape="id1" draw:start-glue-point="7" draw:end-shape="id1" draw:end-glue-point="7" svg:d="M13500 18350z" svg:viewBox="0 0 1 1">
          <text:p/>
        </draw:connector>
        <draw:connector draw:style-name="gr7" draw:text-style-name="P5" draw:layer="layout" svg:x1="13.5cm" svg:y1="18.35cm" svg:x2="14cm" svg:y2="21.9cm" draw:start-shape="id2" draw:start-glue-point="0" draw:end-shape="id3" draw:end-glue-point="3" svg:d="M13500 18350h-501v3550h1001" svg:viewBox="0 0 1002 3551">
          <text:p/>
        </draw:connector>
        <draw:frame draw:style-name="gr8" draw:text-style-name="P2" draw:layer="layout" svg:width="2.9cm" svg:height="1.784cm" svg:x="11.9cm" svg:y="20.4cm">
          <draw:text-box>
            <text:p text:style-name="P1">TAK</text:p>
          </draw:text-box>
        </draw:frame>
        <draw:connector draw:style-name="gr7" draw:text-style-name="P5" draw:layer="layout" svg:x1="20.3cm" svg:y1="21.9cm" svg:x2="15.037cm" svg:y2="12.3cm" draw:start-shape="id3" draw:start-glue-point="1" draw:end-shape="id4" svg:d="M20300 21900h501v-9600h-5764" svg:viewBox="0 0 5765 9601">
          <text:p/>
        </draw:connector>
        <draw:connector draw:style-name="gr7" draw:text-style-name="P5" draw:layer="layout" draw:type="line" svg:x1="5.25cm" svg:y1="4.8cm" svg:x2="5.25cm" svg:y2="6.4cm" draw:start-shape="id5" draw:start-glue-point="8" draw:end-shape="id6" draw:end-glue-point="0" svg:d="M5250 4800v1600" svg:viewBox="0 0 1 1601">
          <text:p/>
        </draw:connector>
        <draw:connector draw:style-name="gr7" draw:text-style-name="P5" draw:layer="layout" draw:type="line" svg:x1="5.25cm" svg:y1="8.7cm" svg:x2="5.127cm" svg:y2="12.3cm" draw:start-shape="id6" draw:start-glue-point="2" draw:end-shape="id4" svg:d="M5250 8700l-123 3600" svg:viewBox="0 0 124 3601">
          <text:p/>
        </draw:connector>
        <draw:connector draw:style-name="gr7" draw:text-style-name="P5" draw:layer="layout" draw:type="line" svg:x1="9.555cm" svg:y1="13.4cm" svg:x2="9.15cm" svg:y2="15cm" draw:start-shape="id4" draw:start-glue-point="2" draw:end-shape="id1" svg:d="M9555 13400l-405 1600" svg:viewBox="0 0 406 1601">
          <text:p/>
        </draw:connector>
        <draw:custom-shape draw:style-name="gr9" draw:text-style-name="P4" xml:id="id7" draw:id="id7" draw:layer="layout" svg:width="8.8cm" svg:height="2.698cm" draw:transform="skewX (0.45256387504213) translate (2.9cm 22.2cm)">
          <text:p text:style-name="P1">Wyprowadź suma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4.8cm" svg:y1="18.35cm" svg:x2="2.244cm" svg:y2="23.549cm" draw:start-shape="id1" draw:start-glue-point="5" draw:end-shape="id7" draw:end-glue-point="3" svg:d="M4800 18350h-3713v5199h1157" svg:viewBox="0 0 3714 5200">
          <text:p text:style-name="P1">NIE</text:p>
        </draw:connector>
        <draw:custom-shape draw:style-name="gr11" draw:text-style-name="P4" xml:id="id8" draw:id="id8" draw:layer="layout" svg:width="6.6cm" svg:height="3.1cm" svg:x="13.1cm" svg:y="24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1.044cm" svg:y1="23.549cm" svg:x2="13.1cm" svg:y2="26.15cm" draw:start-shape="id7" draw:start-glue-point="1" draw:end-shape="id8" svg:d="M11044 23549l2056 2601" svg:viewBox="0 0 2057 2602">
          <text:p/>
        </draw:connector>
        <draw:custom-shape draw:style-name="gr12" draw:text-style-name="P6" draw:layer="layout" svg:width="6cm" svg:height="5.1cm" svg:x="12.295cm" svg:y="1.5cm">
          <text:p text:style-name="P1"><text:span text:style-name="T1">Program pobiera liczby </text:span></text:p>
          <text:p text:style-name="P1"><text:span text:style-name="T1">od użytkownika</text:span></text:p>
          <text:p text:style-name="P1"><text:span text:style-name="T1"><text:s/></text:span><text:span text:style-name="T1">do momentu, kiedy ich </text:span></text:p>
          <text:p text:style-name="P1"><text:span text:style-name="T1">suma przekroczy 75. </text:span></text:p>
          <text:p text:style-name="P1"><text:span text:style-name="T1">Na koniec wprowadzana jest </text:span></text:p>
          <text:p text:style-name="P1"><text:span text:style-name="T1">suma podanych licz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9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06.627627056</meta:creation-date>
    <dc:date>2018-09-27T07:36:44.363290969</dc:date>
    <meta:editing-duration>PT10M13S</meta:editing-duration>
    <meta:editing-cycles>4</meta:editing-cycles>
    <meta:generator>LibreOffice/6.0.3.2$Linux_X86_64 LibreOffice_project/00m0$Build-2</meta:generator>
    <meta:document-statistic meta:object-count="18"/>
  </office:meta>
</office:document-meta>
</file>